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bba" officeooo:paragraph-rsid="00142bba"/>
    </style:style>
    <style:style style:name="P2" style:family="paragraph" style:parent-style-name="Standard">
      <style:text-properties officeooo:paragraph-rsid="00142bba"/>
    </style:style>
    <style:style style:name="P3" style:family="paragraph" style:parent-style-name="Text_20_body">
      <style:text-properties officeooo:rsid="00142bba" officeooo:paragraph-rsid="00142bba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42bba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58e8d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58e8d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b0268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171c30"/>
    </style:style>
    <style:style style:name="P9" style:family="paragraph" style:parent-style-name="Standard">
      <style:text-properties fo:font-weight="bold" officeooo:paragraph-rsid="00158e8d" style:font-weight-asian="bold" style:font-weight-complex="bold"/>
    </style:style>
    <style:style style:name="P10" style:family="paragraph" style:parent-style-name="Standard">
      <style:text-properties fo:font-weight="bold" officeooo:paragraph-rsid="001bf00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1bf00e" style:font-weight-asian="bold" style:font-weight-complex="bold"/>
    </style:style>
    <style:style style:name="P12" style:family="paragraph" style:parent-style-name="Standard">
      <style:text-properties fo:font-weight="bold" officeooo:paragraph-rsid="00158e8d"/>
    </style:style>
    <style:style style:name="P13" style:family="paragraph" style:parent-style-name="Standard">
      <style:text-properties fo:font-weight="bold" officeooo:paragraph-rsid="001bf00e"/>
    </style:style>
    <style:style style:name="T1" style:family="text">
      <style:text-properties officeooo:rsid="00142bba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Liberation Serif" fo:font-size="16pt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71c3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bf00e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c9717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officeooo:rsid="00158e8d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officeooo:rsid="001c9717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weight="normal" officeooo:rsid="0019706b" style:font-weight-asian="normal" style:font-weight-complex="normal"/>
    </style:style>
    <style:style style:name="T14" style:family="text">
      <style:text-properties fo:font-weight="normal" officeooo:rsid="001b0268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">Trabalho 01 </text:span><text:span text:style-name="T11">– </text:span><text:bookmark text:name="yui_3_17_2_1_1555521958186_169"/><text:bookmark text:name="yui_3_17_2_1_1555521958186_170"/><text:span text:style-name="T2">Fundamentos de Redes Computadores(FRC)</text:span></text:p>
      <text:p text:style-name="P1">Alunos:</text:p>
      <text:p text:style-name="P1">Lucas Arthur Lermen – 16/0012961</text:p>
      <text:p text:style-name="P2"><text:span text:style-name="T1">Alexandre Miguel Rodrigues Nunes Pereira – </text:span><text:span text:style-name="T3">16/0000840</text:span></text:p>
      <text:p text:style-name="P4"/>
      <text:p text:style-name="P4"/>
      <text:p text:style-name="P9"><text:span text:style-name="T8">1 – Si</text:span><text:span text:style-name="T7">stema operacional usado na construção do sistema</text:span></text:p>
      <text:p text:style-name="P8"><text:span text:style-name="T3"><text:tab/></text:span></text:p>
      <text:p text:style-name="P8"><text:span text:style-name="T4"><text:tab/>Para a construção do sistema foi usado o Ubuntu 16.04.</text:span></text:p>
      <text:p text:style-name="P5"/>
      <text:p text:style-name="P9"><text:span text:style-name="T8">2 – A</text:span><text:span text:style-name="T7">mbiente de desenvolvimento usado</text:span></text:p>
      <text:p text:style-name="P9"><text:span text:style-name="T7"><text:tab/></text:span></text:p>
      <text:p text:style-name="P12"><text:span text:style-name="T10"><text:tab/></text:span><text:span text:style-name="T5">Linguagem utilizada : <text:s/>C</text:span></text:p>
      <text:p text:style-name="P13"><text:span text:style-name="T5"><text:tab/>Compilador utiilizado: GCC version 5.4.0</text:span></text:p>
      <text:p text:style-name="P13"><text:span text:style-name="T5"><text:tab/>Editor do texto: <text:s/>VsCode</text:span></text:p>
      <text:p text:style-name="P12"><text:span text:style-name="T10"/></text:p>
      <text:p text:style-name="P9"><text:span text:style-name="T8">3 – C</text:span><text:span text:style-name="T7">omo construir a aplicação</text:span></text:p>
      <text:p text:style-name="P6"><text:tab/></text:p>
      <text:p text:style-name="P6"><text:tab/><text:span text:style-name="T13">Para construir a aplicação, entre na pasta em que está salvo o projeto e execute o seguinte comando:</text:span></text:p>
      <text:p text:style-name="P7"><text:span text:style-name="T13"><text:tab/></text:span><text:span text:style-name="T14">gcc trabalho1.c -o “nome do arquivo de saída”</text:span></text:p>
      <text:p text:style-name="P6"/>
      <text:p text:style-name="P9"><text:span text:style-name="T8">4 – C</text:span><text:span text:style-name="T7">omo executar a aplicação</text:span></text:p>
      <text:p text:style-name="P9"><text:span text:style-name="T7"/></text:p>
      <text:p text:style-name="P9"><text:span text:style-name="T7"><text:tab/></text:span><text:span text:style-name="T5">Após construir a aplicação execute o seguinte comando:</text:span></text:p>
      <text:p text:style-name="P9"><text:span text:style-name="T5"><text:tab/>./ ‘nome do arquivo de saída”</text:span></text:p>
      <text:p text:style-name="P6"/>
      <text:p text:style-name="P9"><text:span text:style-name="T8">5 – I</text:span><text:span text:style-name="T7">nstruções de uso</text:span></text:p>
      <text:p text:style-name="P6"/>
      <text:p text:style-name="P10"><text:span text:style-name="T8">6 – L</text:span><text:span text:style-name="T7">imitações conhecidas</text:span></text:p>
      <text:p text:style-name="P10"><text:span text:style-name="T7"/></text:p>
      <text:p text:style-name="P11"><text:span text:style-name="T7"><text:tab/>- </text:span><text:span text:style-name="T5">Devido ao uso de algumos bibliotecas específicas </text:span><text:span text:style-name="T6">de sistema, o programa só rodará corretamente nas distribuições</text:span><text:span text:style-name="T7"> </text:span><text:span text:style-name="T6">do Linux. Não há garantia de funcionamento correto em outros sistemas operacion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21:28.668785712</meta:creation-date>
    <dc:date>2019-04-17T20:50:02.246488087</dc:date>
    <meta:editing-duration>PT19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39" meta:character-count="919" meta:non-whitespace-character-count="776"/>
  </office:meta>
</office:document-meta>
</file>